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28"/>
        <table:table-column table:style-name="co2" table:default-cell-style-name="ce18"/>
        <table:table-column table:style-name="co2" table:default-cell-style-name="ce28"/>
        <table:table-column table:style-name="co2" table:number-columns-repeated="3" table:default-cell-style-name="ce18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 Dado el siguiente enunciado y la solución propuesta, realice las reducciones correspondientes y para cada reducción dibuje la tabla resultante. Se quiere modelar un subsistema de envío de mercadería a clientes y no clientes. Para poder enviar mercadería debe existir <text:span text:style-name="T1">stock suficiente</text:span>, de no ser así, se debe anular el pedido y se envía un mensaje a la oficina del depósito de falta de stock para remitir. Si hay stock suficiente, entonces se debe analizar si <text:span text:style-name="T1">el comprador es o no un cliente registrado</text:span>. <text:span text:style-name="T1">Si no es un cliente registrado</text:span> se debe verificar (antes de enviar la mercadería) <text:span text:style-name="T1">que la deuda anterior sea menor a $2500</text:span>; si dicha deuda es mayor, se debe anular el pedido y se envía un mensaje de “deuda muy grande para un cliente no registrado”. <text:span text:style-name="T1">Si es cliente</text:span>, se envía la mercadería y se incrementa la deuda.</text:p>
          </table:table-cell>
          <table:covered-table-cell table:number-columns-repeated="1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 cliente registrado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number-columns-repeated="2" table:style-name="ce18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office:value-type="string" calcext:value-type="string">
            <text:p>Hay stock suficiente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La deuda es menor de $2500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Anular el pedido 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number-columns-repeated="3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la oficina del depósito por falta de stock </text:p>
          </table:table-cell>
          <table:table-cell table:style-name="ce18"/>
          <table:table-cell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18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viar msj “deuda muy grande para un cliente no registrado” </text:p>
          </table:table-cell>
          <table:table-cell table:style-name="ce20" table:number-columns-repeated="5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Enviar la mercadería 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table:style-name="ce1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ncrementar la deuda 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4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1 Y R2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4" office:value-type="string" calcext:value-type="string">
            <text:p>Es cliente registrado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number-columns-repeated="2" table:style-name="ce18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Hay stock suficiente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4" office:value-type="string" calcext:value-type="string">
            <text:p>La deuda es menor de $2500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ce16"/>
          <table:table-cell table:style-name="ce23" table:number-columns-spanned="2" table:number-rows-spanned="1"/>
          <table:covered-table-cell table:style-name="ce20"/>
        </table:table-row>
        <table:table-row table:style-name="ro3">
          <table:table-cell office:value-type="string" calcext:value-type="string">
            <text:p>Anular el pedido </text:p>
          </table:table-cell>
          <table:table-cell table:style-name="ce23" table:number-columns-spanned="2" table:number-rows-spanned="1"/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number-columns-repeated="3" table:style-name="ce20" office:value-type="string" calcext:value-type="string">
            <text:p>x</text:p>
          </table:table-cell>
          <table:table-cell/>
          <table:table-cell table:style-name="ce16"/>
          <table:table-cell table:style-name="ce28" table:number-columns-spanned="2" table:number-rows-spanned="1"/>
          <table:covered-table-cell table:style-name="ce18"/>
        </table:table-row>
        <table:table-row table:style-name="ro3">
          <table:table-cell table:style-name="ce7" office:value-type="string" calcext:value-type="string">
            <text:p>Enviar mensaje a la oficina del depósito por falta de stock </text:p>
          </table:table-cell>
          <table:table-cell table:number-columns-spanned="2" table:number-rows-spanned="1"/>
          <table:covered-table-cell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18" office:value-type="string" calcext:value-type="string">
            <text:p>x</text:p>
          </table:table-cell>
          <table:table-cell/>
          <table:table-cell table:style-name="ce16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office:value-type="string" calcext:value-type="string">
            <text:p>Enviar msj “deuda muy grande para un cliente no registrado” </text:p>
          </table:table-cell>
          <table:table-cell table:style-name="ce23" table:number-columns-spanned="2" table:number-rows-spanned="1"/>
          <table:covered-table-cell table:style-name="ce20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/>
          <table:table-cell table:style-name="ce16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table:style-name="ce4" office:value-type="string" calcext:value-type="string">
            <text:p>Enviar la mercadería 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table:style-name="ce18"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Incrementar la deuda 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/>
          <table:table-cell table:style-name="ce16"/>
          <table:table-cell table:number-columns-repeated="2"/>
        </table:table-row>
        <table:table-row table:style-name="ro3">
          <table:table-cell table:style-name="Default" table:number-columns-repeated="7"/>
          <table:table-cell table:number-columns-repeated="3"/>
          <table:table-cell table:style-name="ce16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3 y R4</text:p>
          </table:table-cell>
          <table:covered-table-cell table:number-columns-repeated="6" table:style-name="ce16"/>
          <table:covered-table-cell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 cliente registrado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2"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ay stock suficiente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La deuda es menor de $2500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Anular el pedido </text:p>
          </table:table-cell>
          <table:table-cell table:style-name="ce23" table:number-columns-spanned="2" table:number-rows-spanned="1"/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/>
          <table:table-cell table:number-columns-repeated="3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la oficina del depósito por falta de stock 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number-columns-repeated="2" table:style-name="ce18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viar msj “deuda muy grande para un cliente no registrado” </text:p>
          </table:table-cell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Enviar la mercadería 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x</text:p>
          </table:table-cell>
          <table:table-cell/>
          <table:table-cell table:style-name="ce1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ncrementar la deuda 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4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7 y R8</text:p>
          </table:table-cell>
          <table:covered-table-cell table:number-columns-repeated="6" table:style-name="ce16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 cliente registrado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style-name="ce28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4"/>
        </table:table-row>
        <table:table-row table:style-name="ro3">
          <table:table-cell office:value-type="string" calcext:value-type="string">
            <text:p>Hay stock suficiente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number-columns-repeated="2" table:style-name="ce20" office:value-type="string" calcext:value-type="string">
            <text:p>V </text:p>
          </table:table-cell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La deuda es menor de $2500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18"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Anular el pedido </text:p>
          </table:table-cell>
          <table:table-cell table:style-name="ce23" table:number-columns-spanned="2" table:number-rows-spanned="1"/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/>
          <table:table-cell table:style-name="ce20" office:value-type="string" calcext:value-type="string">
            <text:p>x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la oficina del depósito por falta de stock 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18"/>
          <table:table-cell table:number-columns-repeated="4"/>
        </table:table-row>
        <table:table-row table:style-name="ro3">
          <table:table-cell office:value-type="string" calcext:value-type="string">
            <text:p>Enviar msj “deuda muy grande para un cliente no registrado” </text:p>
          </table:table-cell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/>
          <table:table-cell table:style-name="ce20" office:value-type="string" calcext:value-type="string">
            <text:p>x</text:p>
          </table:table-cell>
          <table:table-cell table:style-name="ce23" table:number-columns-spanned="2" table:number-rows-spanned="1"/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Enviar la mercadería 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x</text:p>
          </table:table-cell>
          <table:table-cell/>
          <table:table-cell table:style-name="ce28" table:number-columns-spanned="2" table:number-rows-spanned="1"/>
          <table:covered-table-cell table:style-name="ce18"/>
          <table:table-cell table:number-columns-repeated="4"/>
        </table:table-row>
        <table:table-row table:style-name="ro3">
          <table:table-cell office:value-type="string" calcext:value-type="string">
            <text:p>Incrementar la deuda 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3" table:number-columns-spanned="2" table:number-rows-spanned="1"/>
          <table:covered-table-cell table:style-name="ce20"/>
          <table:table-cell table:number-columns-repeated="4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3yR4 con R7 y R8</text:p>
          </table:table-cell>
          <table:covered-table-cell table:number-columns-repeated="6" table:style-name="ce16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24" office:value-type="string" calcext:value-type="string" table:number-columns-spanned="2" table:number-rows-spanned="1">
            <text:p>R3R4yR7R8</text:p>
          </table:table-cell>
          <table:covered-table-cell table:style-name="ce17"/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Es cliente registrado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y stock suficiente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number-columns-repeated="2" table:style-name="ce20" office:value-type="string" calcext:value-type="string">
            <text:p>V 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La deuda es menor de $2500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6"/>
          <table:table-cell table:number-columns-repeated="6"/>
        </table:table-row>
        <table:table-row table:style-name="ro3">
          <table:table-cell office:value-type="string" calcext:value-type="string">
            <text:p>Anular el pedido </text:p>
          </table:table-cell>
          <table:table-cell table:style-name="ce23" table:number-columns-spanned="2" table:number-rows-spanned="1"/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/>
          <table:table-cell table:style-name="ce2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Enviar mensaje a la oficina del depósito por falta de stock 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8"/>
        </table:table-row>
        <table:table-row table:style-name="ro3">
          <table:table-cell office:value-type="string" calcext:value-type="string">
            <text:p>Enviar msj “deuda muy grande para un cliente no registrado” </text:p>
          </table:table-cell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/>
          <table:table-cell table:style-name="ce2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Enviar la mercadería 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ncrementar la deuda 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5:08:42.925000000</dc:date>
    <meta:editing-duration>PT1H57M49S</meta:editing-duration>
    <meta:editing-cycles>9</meta:editing-cycles>
    <meta:generator>LibreOffice/7.5.2.2$Windows_X86_64 LibreOffice_project/53bb9681a964705cf672590721dbc85eb4d0c3a2</meta:generator>
    <meta:document-statistic meta:table-count="1" meta:cell-count="245" meta:object-count="0"/>
  </office:meta>
</office:document-meta>
</file>